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6cm" fo:min-width="3.586cm" fo:padding-top="0.139cm" fo:padding-bottom="0.139cm" fo:padding-left="0.264cm" fo:padding-right="0.26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5.08cm" svg:x2="7.62cm" svg:y2="10.16cm">
          <text:p/>
        </draw:line>
        <draw:line draw:style-name="gr1" draw:text-style-name="P1" draw:layer="layout" svg:x1="12.72cm" svg:y1="5.08cm" svg:x2="12.72cm" svg:y2="10.16cm">
          <text:p/>
        </draw:line>
        <draw:line draw:style-name="gr1" draw:text-style-name="P1" draw:layer="layout" svg:x1="17.82cm" svg:y1="5.08cm" svg:x2="17.82cm" svg:y2="10.16cm">
          <text:p/>
        </draw:line>
        <draw:g>
          <svg:title>TexMaths</svg:title>
          <svg:desc>28§latex§\text{UE}§svg§600§TRUE§</svg:desc>
          <draw:polygon draw:style-name="gr2" draw:text-style-name="P2" draw:layer="layout" svg:width="1.405cm" svg:height="0.671cm" svg:x="6.858cm" svg:y="4.067cm" svg:viewBox="0 0 1406 672" draw:points="703,672 0,672 0,0 1406,0 1406,672">
            <text:p/>
          </draw:polygon>
          <draw:path draw:style-name="gr3" draw:text-style-name="P3" draw:layer="layout" svg:width="0.674cm" svg:height="0.696cm" svg:x="6.892cm" svg:y="4.064cm" svg:viewBox="0 0 675 697" svg:d="M543 448c0 140-95 218-190 218-48 0-163-25-163-213v-375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3" draw:text-style-name="P3" draw:layer="layout" svg:width="0.612cm" svg:height="0.671cm" svg:x="7.625cm" svg:y="4.067cm" svg:viewBox="0 0 613 672" svg:d="M101 593c0 37 0 48-79 48h-22v31h571l42-255h-25c-25 151-47 224-218 224h-132c-48 0-48-6-48-39v-263h90c95 0 107 30 107 114h25v-263h-25c0 87-12 118-107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11.9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12.0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12.5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7.1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7.1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7.9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0.7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0.7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.2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.5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.8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.2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.6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.9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3.3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3.7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4.5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4.9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5.2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5.5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5.8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6.1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9.3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9.3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9.8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0.1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20.4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0.8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1.2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1.5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21.9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22.3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3.1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3.5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3.8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4.1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4.4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4.7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5.443cm" svg:y="5.185cm" svg:viewBox="0 0 1187 640" draw:points="594,640 0,640 0,0 1187,0 1187,640">
            <text:p/>
          </draw:polygon>
          <draw:path draw:style-name="gr3" draw:text-style-name="P3" draw:layer="layout" svg:width="0.402cm" svg:height="0.385cm" svg:x="5.465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67cm" svg:y="5.6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6.089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31cm" svg:y="5.183cm" svg:viewBox="0 0 80 149" svg:d="M77 27c0 0 3-6 3-11 0-10-10-16-18-16-12 0-16 10-17 13l-43 123c-2 3-2 5-2 5 0 5 13 8 13 8 1 0 3-2 5-5z">
            <text:p/>
          </draw:path>
        </draw:g>
        <draw:line draw:style-name="gr4" draw:text-style-name="P4" draw:layer="layout" svg:x1="7.62cm" svg:y1="5.95cm" svg:x2="12.72cm" svg:y2="5.95cm">
          <text:p/>
        </draw:line>
        <draw:line draw:style-name="gr4" draw:text-style-name="P4" draw:layer="layout" svg:x1="12.72cm" svg:y1="7.366cm" svg:x2="7.62cm" svg:y2="7.366cm">
          <text:p/>
        </draw:line>
        <draw:line draw:style-name="gr4" draw:text-style-name="P4" draw:layer="layout" svg:x1="17.82cm" svg:y1="7.366cm" svg:x2="12.72cm" svg:y2="7.366cm">
          <text:p/>
        </draw:line>
        <draw:line draw:style-name="gr4" draw:text-style-name="P4" draw:layer="layout" svg:x1="12.72cm" svg:y1="8.636cm" svg:x2="17.82cm" svg:y2="8.636cm">
          <text:p/>
        </draw:line>
        <draw:custom-shape draw:style-name="gr5" draw:text-style-name="P5" draw:layer="layout" svg:width="5.1cm" svg:height="1.27cm" svg:x="7.62cm" svg:y="7.974cm">
          <text:p text:style-name="P4"><text:span text:style-name="T1">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16§latex§$P^{'},P^{''}$§svg§600§TRUE§</svg:desc>
          <draw:polygon draw:style-name="gr2" draw:text-style-name="P2" draw:layer="layout" svg:width="1.553cm" svg:height="0.639cm" svg:x="20.442cm" svg:y="7.386cm" svg:viewBox="0 0 1554 640" draw:points="778,640 0,640 0,0 1554,0 1554,640">
            <text:p/>
          </draw:polygon>
          <draw:path draw:style-name="gr3" draw:text-style-name="P3" draw:layer="layout" svg:width="0.402cm" svg:height="0.385cm" svg:x="20.464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0.906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108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332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774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1.897cm" svg:y="7.3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\text{Inquires IMSI}§svg§600§TRUE§</svg:desc>
          <draw:polygon draw:style-name="gr2" draw:text-style-name="P2" draw:layer="layout" svg:width="3.383cm" svg:height="0.492cm" svg:x="8.654cm" svg:y="5.294cm" svg:viewBox="0 0 3384 493" draw:points="1691,493 0,493 0,0 3384,0 3384,493">
            <text:p/>
          </draw:polygon>
          <draw:path draw:style-name="gr3" draw:text-style-name="P3" draw:layer="layout" svg:width="0.172cm" svg:height="0.385cm" svg:x="8.67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284cm" svg:height="0.249cm" svg:x="8.875cm" svg:y="5.4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77cm" svg:height="0.359cm" svg:x="9.187cm" svg:y="5.429cm" svg:viewBox="0 0 278 360" svg:d="M195 216v101c0 26-6 26-43 26v17c19-1 48-3 62-3 16 0 45 2 64 3v-17c-36 0-43 0-43-26v-317h-13l-22 51c-6-16-30-51-75-51-66 0-125 54-125 128 0 70 54 128 120 128 40 0 64-24 75-40zM197 93v80c0 17-10 33-23 48-6 8-25 22-51 22-41 0-77-49-77-115 0-67 40-114 82-114 46 0 69 50 69 79z">
            <text:p/>
          </draw:path>
          <draw:path draw:style-name="gr3" draw:text-style-name="P3" draw:layer="layout" svg:width="0.284cm" svg:height="0.255cm" svg:x="9.481cm" svg:y="5.42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21cm" svg:height="0.377cm" svg:x="9.793cm" svg:y="5.301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9cm" svg:height="0.249cm" svg:x="9.945cm" svg:y="5.4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10.166cm" svg:y="5.4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5cm" svg:height="0.258cm" svg:x="10.417cm" svg:y="5.42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2cm" svg:height="0.385cm" svg:x="10.822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474cm" svg:height="0.385cm" svg:x="11.03cm" svg:y="5.293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25cm" svg:height="0.41cm" svg:x="11.555cm" svg:y="5.28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3-89-31-34-32-36-67-36-88-1-4-4-4-6-4-8 0-8 3-8 12v114c0 10 0 14 6 14 4 0 5-1 8-8 0 0 2-1 21-32 18 20 55 40 104 40 66 0 112-56 112-118 0-56-38-103-85-114z">
            <text:p/>
          </draw:path>
          <draw:path draw:style-name="gr3" draw:text-style-name="P3" draw:layer="layout" svg:width="0.172cm" svg:height="0.385cm" svg:x="11.849cm" svg:y="5.293cm" svg:viewBox="0 0 173 386" svg:d="M112 45c0-21 2-27 46-27h15v-18c-19 2-64 2-87 2-22 0-67 0-86-2v18h14c45 0 47 6 47 27v298c0 19-2 25-47 25h-14v18c19-2 64-2 86-2 23 0 68 0 87 2v-18h-15c-44 0-46-6-46-2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9.719cm" svg:y="6.609cm" svg:viewBox="0 0 634 597" draw:points="317,597 0,597 0,0 634,0 634,597">
            <text:p/>
          </draw:polygon>
          <draw:path draw:style-name="gr3" draw:text-style-name="P3" draw:layer="layout" svg:width="0.453cm" svg:height="0.433cm" svg:x="9.744cm" svg:y="6.772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0.241cm" svg:y="6.607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14.919cm" svg:y="6.61cm" svg:viewBox="0 0 634 597" draw:points="317,597 0,597 0,0 634,0 634,597">
            <text:p/>
          </draw:polygon>
          <draw:path draw:style-name="gr3" draw:text-style-name="P3" draw:layer="layout" svg:width="0.453cm" svg:height="0.433cm" svg:x="14.944cm" svg:y="6.773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5.441cm" svg:y="6.608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20.445cm" svg:y="5.085cm" svg:viewBox="0 0 1187 640" draw:points="594,640 0,640 0,0 1187,0 1187,640">
            <text:p/>
          </draw:polygon>
          <draw:path draw:style-name="gr3" draw:text-style-name="P3" draw:layer="layout" svg:width="0.402cm" svg:height="0.385cm" svg:x="20.467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9cm" svg:y="5.5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1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3cm" svg:y="5.08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If $AV$ is valid: $P^{'},P^{''}$§svg§600§TRUE§</svg:desc>
          <draw:polygon draw:style-name="gr2" draw:text-style-name="P2" draw:layer="layout" svg:width="5.309cm" svg:height="0.639cm" svg:x="1.643cm" svg:y="9.486cm" svg:viewBox="0 0 5310 640" draw:points="2656,640 0,640 0,0 5310,0 5310,640">
            <text:p/>
          </draw:polygon>
          <draw:path draw:style-name="gr3" draw:text-style-name="P3" draw:layer="layout" svg:width="0.172cm" svg:height="0.385cm" svg:x="1.659cm" svg:y="9.6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1.864cm" svg:y="9.6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386cm" svg:height="0.404cm" svg:x="2.224cm" svg:y="9.612cm" svg:viewBox="0 0 387 405" svg:d="M82 339c-23 39-45 47-71 48-6 0-11 0-11 12 0 3 3 6 8 6 14 0 32-2 48-2 19 0 38 2 56 2 3 0 11 0 11-11 0-7-5-7-9-7-13-1-26-6-26-20 0-7 3-13 8-21l42-72h142c2 13 10 89 10 94 0 18-31 19-42 19-8 0-13 0-13 12 0 6 7 6 8 6 23 0 47-2 71-2 14 0 49 2 64 2 3 0 9 0 9-11 0-7-5-7-13-7-35 0-35-4-36-20l-34-354c-2-11-2-13-11-13-10 0-11 3-15 10zM149 256l112-186 17 186z">
            <text:p/>
          </draw:path>
          <draw:path draw:style-name="gr3" draw:text-style-name="P3" draw:layer="layout" svg:width="0.402cm" svg:height="0.398cm" svg:x="2.656cm" svg:y="9.631cm" svg:viewBox="0 0 403 399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3 11 13 10 0 11-4 16-12z">
            <text:p/>
          </draw:path>
          <draw:path draw:style-name="gr3" draw:text-style-name="P3" draw:layer="layout" svg:width="0.121cm" svg:height="0.377cm" svg:x="3.281cm" svg:y="9.6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3.438cm" svg:y="9.763cm" svg:viewBox="0 0 186 259" svg:d="M99 144c13 2 59 11 59 51 0 29-19 53-64 53-48 0-68-33-78-81-2-7-3-10-8-10-8 0-8 5-8 14v76c0 9 0 12 6 12 4 0 4 0 15-11 0 0 0-1 11-13 24 24 50 24 62 24 66 0 92-36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76cm" svg:height="0.249cm" svg:x="3.838cm" svg:y="9.772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53cm" svg:height="0.258cm" svg:x="4.115cm" svg:y="9.76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9-56 74 0 45 54 59 91 59s63-22 74-48zM160 118v57c0 54-40 73-66 73-27 0-51-21-51-49 0-31 24-77 117-81z">
            <text:p/>
          </draw:path>
          <draw:path draw:style-name="gr3" draw:text-style-name="P3" draw:layer="layout" svg:width="0.125cm" svg:height="0.391cm" svg:x="4.39cm" svg:y="9.625cm" svg:viewBox="0 0 126 392" svg:d="M82 0l-82 6v18c40 0 45 3 45 32v293c0 26-7 26-45 26v17c19 0 50-1 64-1 13 0 42 1 62 1v-17c-38 0-44 0-44-26z">
            <text:p/>
          </draw:path>
          <draw:path draw:style-name="gr3" draw:text-style-name="P3" draw:layer="layout" svg:width="0.121cm" svg:height="0.377cm" svg:x="4.545cm" svg:y="9.6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7cm" svg:height="0.398cm" svg:x="4.702cm" svg:y="9.6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5.043cm" svg:y="9.7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422cm" svg:y="9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5.863cm" svg:y="9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6.067cm" svg:y="9.9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289cm" svg:y="9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731cm" svg:y="9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6.854cm" svg:y="9.4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AV$ §svg§600§TRUE§</svg:desc>
          <draw:polygon draw:style-name="gr2" draw:text-style-name="P2" draw:layer="layout" svg:width="0.873cm" svg:height="0.383cm" svg:x="14.732cm" svg:y="7.985cm" svg:viewBox="0 0 874 384" draw:points="437,384 0,384 0,0 874,0 874,384">
            <text:p/>
          </draw:polygon>
          <draw:path draw:style-name="gr3" draw:text-style-name="P3" draw:layer="layout" svg:width="0.386cm" svg:height="0.404cm" svg:x="14.751cm" svg:y="7.966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4-7-12-7-36 0-36-5-37-21l-34-353c-1-11-1-13-11-13s-11 3-14 10zM149 256l112-186 18 186z">
            <text:p/>
          </draw:path>
          <draw:path draw:style-name="gr3" draw:text-style-name="P3" draw:layer="layout" svg:width="0.402cm" svg:height="0.397cm" svg:x="15.183cm" svg:y="7.984cm" svg:viewBox="0 0 403 398" svg:d="M323 64c28-43 52-45 72-46 7 0 8-10 8-12 0-4-3-6-8-6-14 0-30 2-46 2-19 0-38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$E(P^{''})$ is in $AV$§svg§600§TRUE§</svg:desc>
          <draw:polygon draw:style-name="gr2" draw:text-style-name="P2" draw:layer="layout" svg:width="3.901cm" svg:height="0.669cm" svg:x="13.399cm" svg:y="8.786cm" svg:viewBox="0 0 3902 670" draw:points="1952,670 0,670 0,0 3902,0 3902,670">
            <text:p/>
          </draw:polygon>
          <draw:path draw:style-name="gr3" draw:text-style-name="P3" draw:layer="layout" svg:width="0.409cm" svg:height="0.383cm" svg:x="13.42cm" svg:y="8.93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7-51 27-10 0-16 0-16 12 0 6 5 6 16 6h293c13 0 13 0 17-10z">
            <text:p/>
          </draw:path>
          <draw:path draw:style-name="gr3" draw:text-style-name="P3" draw:layer="layout" svg:width="0.132cm" svg:height="0.562cm" svg:x="13.901cm" svg:y="8.89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3" draw:text-style-name="P3" draw:layer="layout" svg:width="0.402cm" svg:height="0.385cm" svg:x="14.085cm" svg:y="8.931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14.527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14.65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32cm" svg:height="0.562cm" svg:x="14.837cm" svg:y="8.89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3" draw:text-style-name="P3" draw:layer="layout" svg:width="0.121cm" svg:height="0.377cm" svg:x="15.229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15.384cm" svg:y="9.06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21cm" svg:height="0.377cm" svg:x="15.792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15.948cm" svg:y="9.06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6cm" svg:height="0.404cm" svg:x="16.448cm" svg:y="8.912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5-7-13-7-35 0-35-5-36-21l-34-353c-2-11-2-13-11-13-10 0-11 3-15 10zM149 256l112-186 17 186z">
            <text:p/>
          </draw:path>
          <draw:path draw:style-name="gr3" draw:text-style-name="P3" draw:layer="layout" svg:width="0.402cm" svg:height="0.397cm" svg:x="16.88cm" svg:y="8.931cm" svg:viewBox="0 0 403 398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If $AV$ is not valid: $P, P^{'}$§svg§600§TRUE§</svg:desc>
          <draw:polygon draw:style-name="gr2" draw:text-style-name="P2" draw:layer="layout" svg:width="5.94cm" svg:height="0.639cm" svg:x="0.648cm" svg:y="8.186cm" svg:viewBox="0 0 5941 640" draw:points="2971,640 0,640 0,0 5941,0 5941,640">
            <text:p/>
          </draw:polygon>
          <draw:path draw:style-name="gr3" draw:text-style-name="P3" draw:layer="layout" svg:width="0.172cm" svg:height="0.385cm" svg:x="0.664cm" svg:y="8.3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0.869cm" svg:y="8.3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386cm" svg:height="0.404cm" svg:x="1.229cm" svg:y="8.312cm" svg:viewBox="0 0 387 405" svg:d="M82 339c-23 39-45 47-71 48-6 0-11 0-11 12 0 3 3 6 8 6 14 0 32-2 48-2 19 0 38 2 56 2 3 0 11 0 11-11 0-7-5-7-9-7-13-1-26-6-26-20 0-7 3-13 8-21l42-72h142c2 13 10 89 10 94 0 18-31 19-42 19-8 0-13 0-13 12 0 6 7 6 8 6 23 0 47-2 71-2 14 0 49 2 64 2 3 0 9 0 9-11 0-7-5-7-13-7-35 0-35-4-36-20l-34-354c-2-11-2-13-11-13-10 0-11 3-15 10zM149 256l112-186 17 186z">
            <text:p/>
          </draw:path>
          <draw:path draw:style-name="gr3" draw:text-style-name="P3" draw:layer="layout" svg:width="0.402cm" svg:height="0.398cm" svg:x="1.661cm" svg:y="8.331cm" svg:viewBox="0 0 403 399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3 11 13 10 0 11-4 16-12z">
            <text:p/>
          </draw:path>
          <draw:path draw:style-name="gr3" draw:text-style-name="P3" draw:layer="layout" svg:width="0.121cm" svg:height="0.377cm" svg:x="2.286cm" svg:y="8.3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2.443cm" svg:y="8.463cm" svg:viewBox="0 0 186 259" svg:d="M99 144c13 2 59 11 59 51 0 29-19 53-64 53-48 0-68-33-78-81-2-7-3-10-8-10-8 0-8 5-8 14v76c0 9 0 12 6 12 4 0 4 0 15-11 0 0 0-1 11-13 24 24 50 24 62 24 66 0 92-36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49cm" svg:x="2.85cm" svg:y="8.467cm" svg:viewBox="0 0 285 250" svg:d="M45 56v151c0 25-7 25-45 25v18c19 0 48-2 64-2 14 0 45 2 64 2v-18c-38 0-45 0-45-25v-105c0-57 40-89 77-89 35 0 42 30 42 62v132c0 25-7 25-45 25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5cm" svg:height="0.258cm" svg:x="3.16cm" svg:y="8.463cm" svg:viewBox="0 0 251 259" svg:d="M251 133c0-74-57-133-125-133-72 0-126 62-126 133 0 72 59 126 125 126 69 0 126-54 126-126zM126 245c-25 0-49-11-65-37-15-25-15-59-15-80 0-22 0-53 15-78 14-26 41-37 64-37 25 0 49 13 64 37 14 24 14 56 14 78 0 21 0 51-11 75-13 26-38 42-66 42z">
            <text:p/>
          </draw:path>
          <draw:path draw:style-name="gr3" draw:text-style-name="P3" draw:layer="layout" svg:width="0.177cm" svg:height="0.353cm" svg:x="3.435cm" svg:y="8.37cm" svg:viewBox="0 0 178 354" svg:d="M88 122h80v-18h-80v-104h-14c-2 46-18 107-74 109v13h48v155c0 70 53 77 74 77 40 0 56-40 56-77v-32h-15v32c0 42-17 62-38 62-37 0-37-51-37-60z">
            <text:p/>
          </draw:path>
          <draw:path draw:style-name="gr3" draw:text-style-name="P3" draw:layer="layout" svg:width="0.276cm" svg:height="0.249cm" svg:x="3.84cm" svg:y="8.472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53cm" svg:height="0.258cm" svg:x="4.117cm" svg:y="8.46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9-56 74 0 45 54 59 91 59s63-22 74-48zM160 118v57c0 54-40 73-66 73-27 0-51-21-51-49 0-31 24-77 117-81z">
            <text:p/>
          </draw:path>
          <draw:path draw:style-name="gr3" draw:text-style-name="P3" draw:layer="layout" svg:width="0.125cm" svg:height="0.391cm" svg:x="4.392cm" svg:y="8.325cm" svg:viewBox="0 0 126 392" svg:d="M82 0l-82 6v18c40 0 45 3 45 32v293c0 26-7 26-45 26v17c19 0 50-1 64-1 13 0 42 1 62 1v-17c-38 0-44 0-44-26z">
            <text:p/>
          </draw:path>
          <draw:path draw:style-name="gr3" draw:text-style-name="P3" draw:layer="layout" svg:width="0.121cm" svg:height="0.377cm" svg:x="4.547cm" svg:y="8.3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7cm" svg:height="0.398cm" svg:x="4.704cm" svg:y="8.3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5.045cm" svg:y="8.4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424cm" svg:y="8.3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26cm" svg:y="8.6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048cm" svg:y="8.3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49cm" svg:y="8.184cm" svg:viewBox="0 0 80 149" svg:d="M77 27c0 0 3-6 3-11 0-10-10-16-18-16-12 0-16 10-17 13l-43 123c-2 3-2 5-2 5 0 5 13 8 13 8 1 0 3-2 5-5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0T21:12:15.850000176</dc:date>
    <meta:editing-duration>PT10H39M38S</meta:editing-duration>
    <meta:editing-cycles>3</meta:editing-cycles>
    <meta:generator>LibreOffice/5.1.6.2$Linux_X86_64 LibreOffice_project/10m0$Build-2</meta:generator>
    <meta:document-statistic meta:object-count="178"/>
  </office:meta>
</office:document-meta>
</file>